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57a18" officeooo:paragraph-rsid="00157a1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6pt" fo:font-weight="bold" officeooo:rsid="00116544" officeooo:paragraph-rsid="00116544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171e7" officeooo:paragraph-rsid="001171e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131bbe" officeooo:paragraph-rsid="00131bbe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4a553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157a18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131bbe" officeooo:paragraph-rsid="00131bb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57a18" officeooo:paragraph-rsid="00157a1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31bbe" officeooo:paragraph-rsid="00131bbe" style:font-size-asian="12.25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83f05" officeooo:paragraph-rsid="00183f05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131bbe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14a553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57a18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62e30" style:font-size-asian="10.5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7c54c" style:font-size-asian="10.5pt" style:font-weight-asian="normal" style:font-size-complex="12pt" style:font-weight-complex="normal"/>
    </style:style>
    <style:style style:name="T9" style:family="text">
      <style:text-properties style:font-name="Times new roman" fo:font-size="12pt" officeooo:rsid="00131bbe" style:font-size-asian="10.5pt" style:font-size-complex="12pt"/>
    </style:style>
    <style:style style:name="T10" style:family="text">
      <style:text-properties style:font-name="Times new roman" officeooo:rsid="00131bbe"/>
    </style:style>
    <style:style style:name="T11" style:family="text">
      <style:text-properties style:font-name="Times new roman" officeooo:rsid="00162e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 <text:s/><text:span text:style-name="T1">Pré-projeto - Estrutura de Dados 1</text:span></text:p>
      <text:p text:style-name="P2"><text:span text:style-name="T1"/></text:p>
      <text:p text:style-name="P3"><text:span text:style-name="T1">Alunos: João Goulart Mendes de Freitas filho e Washington Thadeo Siqueira Gomes</text:span></text:p>
      <text:p text:style-name="P3"><text:span text:style-name="T1"/></text:p>
      <text:p text:style-name="P7"><text:span text:style-name="T1">Problema proposto:</text:span></text:p>
      <text:p text:style-name="P4"><text:span text:style-name="T2">Desenvolver um jogo eletrônico em 2D que entretenha e proporcione lazer ao usuário durante algum tempo.</text:span></text:p>
      <text:p text:style-name="P4"><text:span text:style-name="T2"/></text:p>
      <text:p text:style-name="P9"><text:span text:style-name="T1">Funcionalidades:</text:span></text:p>
      <text:list xml:id="list3812396363133028525" text:style-name="L1">
        <text:list-item>
          <text:p text:style-name="P5"><text:span text:style-name="T4">Sistema de pontuação;</text:span></text:p>
        </text:list-item>
        <text:list-item>
          <text:p text:style-name="P5"><text:span text:style-name="T5">R</text:span><text:span text:style-name="T4">anking de jogadores, </text:span><text:span text:style-name="T5">para isso usaremos um </text:span><text:span text:style-name="T4">algoritmo de ordenação;</text:span></text:p>
        </text:list-item>
        <text:list-item>
          <text:p text:style-name="P5"><text:span text:style-name="T5">E</text:span><text:span text:style-name="T4">scolha entre personagem, </text:span><text:span text:style-name="T5">personagens </text:span><text:span text:style-name="T4">persistido</text:span><text:span text:style-name="T5">s</text:span><text:span text:style-name="T4"> dentro de um arquivo</text:span><text:span text:style-name="T5"> e </text:span><text:span text:style-name="T6">carregados para uma lista encadeada, depois será possível selecionar o personagem preferido. Para encontrar o personagem na lista será utilizado um </text:span><text:span text:style-name="T5">algoritmo de busca</text:span><text:span text:style-name="T4">.</text:span></text:p>
        </text:list-item>
      </text:list>
      <text:p text:style-name="P1"><text:span text:style-name="T9"/></text:p>
      <text:p text:style-name="P8"><text:span text:style-name="T10">D</text:span><text:span text:style-name="T1">emais informações:</text:span></text:p>
      <text:list xml:id="list2665295166202776208" text:style-name="L2">
        <text:list-item>
          <text:p text:style-name="P6"><text:span text:style-name="T6">Biblioteca externa a ser utilizada: “Allegro5” e possivelmente algum motor de física, como por exemplo o “</text:span><text:span text:style-name="T7">C</text:span><text:span text:style-name="T6">hipmunk</text:span><text:span text:style-name="T8">2D</text:span><text:span text:style-name="T6">”.</text:span></text:p>
        </text:list-item>
        <text:list-item>
          <text:p text:style-name="P10"><text:span text:style-name="T6">A</text:span><text:span text:style-name="T3">mbiente de desenvolvimento: Visual Studio Code e Code::Blocks.</text:span></text:p>
        </text:list-item>
        <text:list-item>
          <text:p text:style-name="P10"><text:span text:style-name="T3">Arquitetura: Organizar em bibliotecas de acordo com a função de cada arquivo(.c e .h).</text:span></text:p>
        </text:list-item>
      </text:list>
      <text:p text:style-name="P4"><text:span text:style-name="T1"/></text:p>
      <text:p text:style-name="P3">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20:20:20.822927105</meta:creation-date>
    <dc:date>2018-07-26T21:04:16.680571416</dc:date>
    <meta:editing-duration>PT21M4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31" meta:character-count="873" meta:non-whitespace-character-count="757"/>
  </office:meta>
</office:document-meta>
</file>